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sans-serif" svg:font-family="sans-serif"/>
  </office:font-face-decls>
  <office:automatic-styles>
    <style:style style:name="P1" style:family="paragraph" style:parent-style-name="Heading_20_2" style:list-style-name="L1">
      <style:text-properties fo:font-variant="normal" fo:text-transform="none" fo:color="#222266" loext:opacity="100%" style:text-line-through-style="none" style:text-line-through-type="none" style:font-name="sans-serif" fo:letter-spacing="normal" fo:font-style="normal" style:text-underline-style="none" fo:font-weight="normal" style:text-blinking="false"/>
    </style:style>
    <style:style style:name="P2" style:family="paragraph" style:parent-style-name="Heading_20_2" style:list-style-name="L1">
      <style:text-properties fo:font-variant="normal" fo:text-transform="none" fo:color="#000000" loext:opacity="100%" style:text-line-through-style="none" style:text-line-through-type="none" style:font-name="sans-serif" fo:letter-spacing="normal" fo:font-style="normal" style:text-underline-style="none" fo:font-weight="normal" style:text-blinking="false"/>
    </style:style>
    <style:style style:name="P3" style:family="paragraph" style:parent-style-name="Text_20_body">
      <style:paragraph-properties fo:margin-left="0cm" fo:margin-right="0cm" fo:margin-top="0cm" fo:margin-bottom="0.499cm" style:contextual-spacing="false" fo:orphans="2" fo:widows="2" fo:text-indent="0cm" style:auto-text-indent="false"/>
      <style:text-properties fo:font-variant="normal" fo:text-transform="none" fo:color="#000000" loext:opacity="100%" style:font-name="sans-serif" fo:font-size="12pt" fo:letter-spacing="normal" fo:font-style="normal" fo:font-weight="normal" loext:padding="0cm" loext:border="none"/>
    </style:style>
    <style:style style:name="P4" style:family="paragraph" style:parent-style-name="Text_20_body">
      <style:paragraph-properties fo:margin-top="0cm" fo:margin-bottom="0.499cm" style:contextual-spacing="false" fo:orphans="2" fo:widows="2"/>
      <style:text-properties fo:font-variant="normal" fo:text-transform="none" fo:color="#000000" loext:opacity="100%" style:font-name="sans-serif" fo:font-size="12pt" fo:letter-spacing="normal" fo:font-style="normal" fo:font-weight="normal" loext:padding="0cm" loext:border="none"/>
    </style:style>
    <style:style style:name="P5" style:family="paragraph" style:parent-style-name="Text_20_body">
      <style:paragraph-properties fo:margin-top="0cm" fo:margin-bottom="0.499cm" style:contextual-spacing="false" fo:orphans="2" fo:widows="2"/>
    </style:style>
    <style:style style:name="T1" style:family="text">
      <style:text-properties fo:font-variant="normal" fo:text-transform="none" fo:color="#000000" loext:opacity="100%" style:font-name="sans-serif" fo:font-size="12pt" fo:letter-spacing="normal" fo:font-style="normal" fo:font-weight="normal" loext:padding="0cm" loext:border="none"/>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455702204" text:style-name="L1">
        <text:list-item>
          <text:list>
            <text:list-item>
              <text:h text:style-name="P1" text:outline-level="2"><text:bookmark text:name="h5p-panel-link-0-0"/>What is a Database?</text:h>
            </text:list-item>
          </text:list>
        </text:list-item>
      </text:list>
      <text:section text:style-name="Sect1" text:name="h5p-panel-content-0-0">
        <text:p text:style-name="P3">A database is an organized collection of data, generally stored and accessed electronically from a computer system. In simple terms, a database is a collection of data stored in a computer system.<text:line-break/>When you order a product on a commercial website, your order is stored in a database. You withdrew money from your bank account. Your bank stores this transaction in the database.  Social media platforms such as Facebook, Instagram, Twitter use databases to store data like members, their friends, member activities, messages, advertisements, etc.</text:p>
      </text:section>
      <text:list xml:id="list123248630932684" text:continue-numbering="true" text:style-name="L1">
        <text:list-item>
          <text:list>
            <text:list-item>
              <text:h text:style-name="P1" text:outline-level="2"><text:bookmark text:name="h5p-panel-link-0-1"/>What is DBMS?</text:h>
            </text:list-item>
          </text:list>
        </text:list-item>
      </text:list>
      <text:section text:style-name="Sect1" text:name="h5p-panel-content-0-1">
        <text:p text:style-name="P3">DBMS stands for Database Management System. It is a software that controls the creation, maintenance and use of a database. DBMS ensures that the data is consistent, organized and is easily accessible by serving as an interface between the database and its users.</text:p>
      </text:section>
      <text:list xml:id="list123248426517577" text:continue-numbering="true" text:style-name="L1">
        <text:list-item>
          <text:list>
            <text:list-item>
              <text:h text:style-name="P2" text:outline-level="2"><text:bookmark text:name="h5p-panel-link-0-2"/>What is RDBMS?</text:h>
            </text:list-item>
          </text:list>
        </text:list-item>
      </text:list>
      <text:section text:style-name="Sect1" text:name="h5p-panel-content-0-2">
        <text:p text:style-name="P3">RDBMS stands for Relational Database Management System. The key difference here, compared to DBMS, RDBMS stores the data into the collection of tables, which is related by common fields between the columns of the table. Most popular database management systems like MySQL, Microsoft SQL Server, Oracle, IBM DB2 and Amazon Redshift use RDBMS.</text:p>
      </text:section>
      <text:list xml:id="list123248567324219" text:continue-numbering="true" text:style-name="L1">
        <text:list-item>
          <text:list>
            <text:list-item>
              <text:h text:style-name="P1" text:outline-level="2"><text:bookmark text:name="h5p-panel-link-0-3"/>What is SQL?</text:h>
            </text:list-item>
          </text:list>
        </text:list-item>
      </text:list>
      <text:section text:style-name="Sect1" text:name="h5p-panel-content-0-3">
        <text:p text:style-name="P3">SQL stands for Structured Query Language and used to communicate with a database. With SQL, you can access or manipulate data stored in the database. There are different types of access. These are:<text:line-break/>Retrieval of data from the database<text:line-break/>Insertion of new data into the database<text:line-break/>Updating the data in the database<text:line-break/>Deletion of data from the database<text:line-break/>Besides, you can create new databases and tables using SQL. </text:p>
      </text:section>
      <text:list xml:id="list123248769237717" text:continue-numbering="true" text:style-name="L1">
        <text:list-item>
          <text:list>
            <text:list-item>
              <text:h text:style-name="P1" text:outline-level="2"><text:bookmark text:name="h5p-panel-link-0-4"/>What are the tables and fields?</text:h>
            </text:list-item>
          </text:list>
        </text:list-item>
      </text:list>
      <text:section text:style-name="Sect1" text:name="h5p-panel-content-0-4">
        <text:p text:style-name="P3">A table is an organized collection of data stored in the form of columns and rows. Columns can be categorized as vertical and rows as horizontal. The columns in a table are called fields while the rows can be referred to as records.</text:p>
      </text:section>
      <text:list xml:id="list123248461507660" text:continue-numbering="true" text:style-name="L1">
        <text:list-item>
          <text:list>
            <text:list-item>
              <text:h text:style-name="P1" text:outline-level="2"><text:bookmark text:name="h5p-panel-link-0-5"/><text:soft-page-break/>What is a Query?</text:h>
            </text:list-item>
          </text:list>
        </text:list-item>
      </text:list>
      <text:section text:style-name="Sect1" text:name="h5p-panel-content-0-5">
        <text:p text:style-name="P3">A query is a simple code written in order to get the information from the database. Query can be designed in such a way that it matches your expectations of the result set. In simple terms, it is a question to the database.</text:p>
      </text:section>
      <text:list xml:id="list123248561694268" text:continue-numbering="true" text:style-name="L1">
        <text:list-item>
          <text:list>
            <text:list-item>
              <text:h text:style-name="P1" text:outline-level="2"><text:bookmark text:name="h5p-panel-link-0-6"/>What is Clause?</text:h>
            </text:list-item>
          </text:list>
        </text:list-item>
      </text:list>
      <text:section text:style-name="Sect1" text:name="h5p-panel-content-0-6">
        <text:p text:style-name="P3">The clause in SQL is defined to limit the result set by providing conditions to the query. This condition usually filters some rows from the whole set of records.</text:p>
      </text:section>
      <text:list xml:id="list123247823518201" text:continue-numbering="true" text:style-name="L1">
        <text:list-item>
          <text:list>
            <text:list-item>
              <text:h text:style-name="P1" text:outline-level="2"><text:bookmark text:name="h5p-panel-link-0-7"/>What are some common clauses used with SELECT query in SQL?</text:h>
            </text:list-item>
          </text:list>
        </text:list-item>
      </text:list>
      <text:section text:style-name="Sect1" text:name="h5p-panel-content-0-7">
        <text:p text:style-name="P3">Some common SQL clauses used in conjunction with a SELECT query are as follows:<text:line-break/>WHERE clause in SQL is used to filter records that are required, based on specific conditions.<text:line-break/>ORDER BY clause in SQL is used to sort the records based on some fields in ascending or descending order.<text:line-break/>GROUP BY clause in SQL is used to group records with identical data and can be used in conjunction with some aggregation functions to produce summarized results from the database.<text:line-break/>HAVING clause in SQL is used to filter records in combination with the GROUP BY clause. It is different from WHERE, since WHERE clause cannot filter aggregated records.</text:p>
      </text:section>
      <text:list xml:id="list123247602706805" text:continue-numbering="true" text:style-name="L1">
        <text:list-item>
          <text:list>
            <text:list-item>
              <text:h text:style-name="P1" text:outline-level="2"><text:bookmark text:name="h5p-panel-link-0-8"/>What is a JOIN?</text:h>
            </text:list-item>
          </text:list>
        </text:list-item>
      </text:list>
      <text:section text:style-name="Sect1" text:name="h5p-panel-content-0-8">
        <text:p text:style-name="P3">This is a keyword used to combine records (rows) from two or more tables in a SQL database based on a related column between the two.</text:p>
      </text:section>
      <text:list xml:id="list123247918655501" text:continue-numbering="true" text:style-name="L1">
        <text:list-item>
          <text:list>
            <text:list-item>
              <text:h text:style-name="P1" text:outline-level="2"><text:bookmark text:name="h5p-panel-link-0-9"/>What are the types of JOIN and explain each?</text:h>
            </text:list-item>
          </text:list>
        </text:list-item>
      </text:list>
      <text:section text:style-name="Sect1" text:name="h5p-panel-content-0-9">
        <text:p text:style-name="P3">There are four different types of JOINs in SQL: </text:p>
        <text:p text:style-name="P4">Inner Join.<text:line-break/>Inner join retrieves records that have matching values in both tables involved in the join.</text:p>
        <text:p text:style-name="P4">Right Join.<text:line-break/>Right join retrieves all the records from the right and the matched records from the left table. In simple terms, it returns all the rows from the right side table even though there are no matches in the left side table.</text:p>
        <text:p text:style-name="P4">Left Join.<text:line-break/>Left join retrieves all the records from the left and the matched records from the right table. <text:soft-page-break/>In simple terms, it returns all the rows from the left side table even though there are no matches in the right side table.</text:p>
        <text:p text:style-name="P5"><text:span text:style-name="T1">Full Join.<text:line-break/>Full join retrieves all the records where there is a match on either the left or right table. This means it returns all the rows from the left side table and all the rows from the right side table.</text:span></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tr" fo:country="T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2-13T12:32:47.343000000</dc:date>
    <meta:editing-duration>PT2M32S</meta:editing-duration>
    <meta:editing-cycles>2</meta:editing-cycles>
    <meta:generator>LibreOffice/7.3.2.2$Windows_X86_64 LibreOffice_project/49f2b1bff42cfccbd8f788c8dc32c1c309559be0</meta:generator>
    <meta:document-statistic meta:table-count="0" meta:image-count="0" meta:object-count="0" meta:page-count="3" meta:paragraph-count="24" meta:word-count="711" meta:character-count="4010" meta:non-whitespace-character-count="3330"/>
  </office:meta>
</office:document-meta>
</file>